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FOOD RECIPES SEARCH APP <text:s text:c="2"/></text:p>
      <text:p text:style-name="Preformatted_20_Text">A homework project that using all the JavaScript concepts learned in previous sections to create a Recipe Search App using JavaScript ES6 features, HTML, and CSS.</text:p>
      <text:p text:style-name="Preformatted_20_Text"/>
      <text:p text:style-name="Preformatted_20_Text">## Run Test</text:p>
      <text:p text:style-name="Preformatted_20_Text">[Click run](<text:a xlink:type="simple" xlink:href="https://cnwebdev.github.io/RecipeApp/dist" text:style-name="Internet_20_link" text:visited-style-name="Visited_20_Internet_20_Link">https://cnwebdev.github.io/RecipeApp/dist</text:a>)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4T20:50:25.721759954</dc:date>
    <meta:editing-duration>PT1M34S</meta:editing-duration>
    <meta:editing-cycles>1</meta:editing-cycles>
    <meta:document-statistic meta:table-count="0" meta:image-count="0" meta:object-count="0" meta:page-count="1" meta:paragraph-count="4" meta:word-count="36" meta:character-count="255" meta:non-whitespace-character-count="220"/>
    <meta:generator>LibreOffice/6.3.5.2$Linux_X86_64 LibreOffice_project/30$Build-2</meta:generator>
  </office:meta>
</office:document-meta>
</file>